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fa60a" officeooo:paragraph-rsid="006be045"/>
    </style:style>
    <style:style style:name="P2" style:family="paragraph" style:parent-style-name="Standard">
      <style:text-properties style:font-name="Open sans" officeooo:rsid="007378d1" officeooo:paragraph-rsid="007378d1"/>
    </style:style>
    <style:style style:name="P3" style:family="paragraph" style:parent-style-name="Standard">
      <style:text-properties style:font-name="Open sans" officeooo:rsid="00687066" officeooo:paragraph-rsid="0069edb3"/>
    </style:style>
    <style:style style:name="P4" style:family="paragraph" style:parent-style-name="Standard">
      <style:text-properties style:font-name="Open sans" officeooo:rsid="007794af" officeooo:paragraph-rsid="007794af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:-Maitain training in Find a remote job</text:p>
      <text:p text:style-name="P4">TASK: - Do a project using .NET framework</text:p>
      <text:p text:style-name="P1"><text:span text:style-name="T1">COORUTINE_</text:span>TASK: - Poszerzanie wiedzy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3T14:36:13.792712652</dc:date>
    <meta:editing-duration>P1DT6H57M43S</meta:editing-duration>
    <meta:editing-cycles>73</meta:editing-cycles>
    <meta:document-statistic meta:table-count="0" meta:image-count="0" meta:object-count="0" meta:page-count="1" meta:paragraph-count="3" meta:word-count="19" meta:character-count="120" meta:non-whitespace-character-count="104"/>
  </office:meta>
</office:document-meta>
</file>